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10.7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45cm" fo:min-width="2.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7.95cm" fo:min-width="8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4.9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0.564cm" fo:min-width="2.7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35cm" fo:min-width="1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15cm" fo:min-width="7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472cm" fo:min-width="1.822cm"/>
    </style:style>
    <style:style style:name="gr16" style:family="graphic" style:parent-style-name="standard">
      <style:graphic-properties draw:textarea-horizontal-align="justify" draw:textarea-vertical-align="middle" draw:auto-grow-height="false" fo:min-height="0.472cm" fo:min-width="2.32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296cm" svg:height="0.5cm" svg:x="1.404cm" svg:y="2.1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1.191cm" svg:height="0.725cm" svg:x="1.3cm" svg:y="2cm">
            <draw:text-box>
              <text:p><text:span text:style-name="T1">Menu | Change Password</text:span></text:p>
            </draw:text-box>
          </draw:frame>
        </draw:g>
        <draw:frame draw:style-name="gr3" draw:text-style-name="P3" draw:layer="layout" svg:width="5.5cm" svg:height="5.543cm" svg:x="13.6cm" svg:y="1.6cm">
          <draw:text-box>
            <text:p text:style-name="P3"><text:span text:style-name="T2">This is the menu bar that will be on the window.</text:span></text:p>
            <text:p text:style-name="P3"><text:span text:style-name="T2"/></text:p>
            <text:p text:style-name="P3"><text:span text:style-name="T2">Clicking on Menu will bring down a drop down box containing 'Add Item' and 'Delete Item'. <text:s/></text:span></text:p>
          </draw:text-box>
        </draw:frame>
        <draw:custom-shape draw:style-name="gr4" draw:text-style-name="P4" draw:layer="layout" svg:width="2.6cm" svg:height="2.7cm" svg:x="1.4cm" svg:y="2.5cm">
          <text:p text:style-name="P4"><text:span text:style-name="T3">Add Item</text:span></text:p>
          <text:p text:style-name="P4"><text:span text:style-name="T3"/></text:p>
          <text:p text:style-name="P4"><text:span text:style-name="T3">Delete Item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9.2cm" svg:height="8.2cm" svg:x="9.4cm" svg:y="7.3cm">
            <text:p text:style-name="P1"/>
            <draw:enhanced-geometry svg:viewBox="0 0 21600 21600" draw:type="rectangle" draw:enhanced-path="M 0 0 L 21600 0 21600 21600 0 21600 0 0 Z N"/>
          </draw:custom-shape>
          <draw:frame draw:style-name="gr6" draw:layer="layout" svg:width="6.065cm" svg:height="1.253cm" svg:x="10.73cm" svg:y="7.69cm">
            <draw:text-box>
              <text:p>Add item to menu</text:p>
            </draw:text-box>
          </draw:frame>
        </draw:g>
        <draw:frame draw:style-name="gr7" draw:layer="layout" svg:width="3.605cm" svg:height="3.806cm" svg:x="9.7cm" svg:y="9.3cm">
          <draw:text-box>
            <text:p>Item Name</text:p>
            <text:p/>
            <text:p>Item Price</text:p>
            <text:p/>
            <text:p>Item Type</text:p>
          </draw:text-box>
        </draw:frame>
        <draw:custom-shape draw:style-name="gr8" draw:text-style-name="P1" draw:layer="layout" svg:width="3.6cm" svg:height="0.7cm" svg:x="14.1cm" svg:y="9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6cm" svg:height="0.7cm" svg:x="14.1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6cm" svg:height="0.7cm" svg:x="14.075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3cm" svg:height="0.9cm" svg:x="14.3cm" svg:y="14.1cm">
          <text:p text:style-name="P1">Can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3cm" svg:height="0.9cm" svg:x="10.2cm" svg:y="14.1cm">
          <text:p text:style-name="P1">Add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7cm" svg:height="6.719cm" svg:x="2.1cm" svg:y="8.4cm">
          <draw:text-box>
            <text:p text:style-name="P3"><text:span text:style-name="T2">This is the box that will pop up once clicked on 'Add Item'.</text:span></text:p>
            <text:p text:style-name="P3"><text:span text:style-name="T2"/></text:p>
            <text:p text:style-name="P3"><text:span text:style-name="T2">The user will input information and once completed, the item will be added to the database.</text:span></text:p>
            <text:p text:style-name="P3"><text:span text:style-name="T2"/></text:p>
            <text:p text:style-name="P3"><text:span text:style-name="T2">Clicking Cancel will close the box. </text:span></text:p>
          </draw:text-box>
        </draw:frame>
        <draw:line draw:style-name="gr11" draw:text-style-name="P1" draw:layer="layout" svg:x1="4.1cm" svg:y1="3.3cm" svg:x2="9.8cm" svg:y2="5.8cm">
          <text:p/>
        </draw:line>
        <draw:g>
          <draw:custom-shape draw:style-name="gr1" draw:text-style-name="P1" draw:layer="layout" svg:width="11.296cm" svg:height="0.5cm" svg:x="1.404cm" svg:y="16.8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1.191cm" svg:height="0.725cm" svg:x="1.3cm" svg:y="16.7cm">
            <draw:text-box>
              <text:p><text:span text:style-name="T1">Menu | Change Password</text:span></text:p>
            </draw:text-box>
          </draw:frame>
        </draw:g>
        <draw:custom-shape draw:style-name="gr4" draw:text-style-name="P4" draw:layer="layout" svg:width="2.6cm" svg:height="2.7cm" svg:x="1.4cm" svg:y="17.3cm">
          <text:p text:style-name="P4"><text:span text:style-name="T3">Add Item</text:span></text:p>
          <text:p text:style-name="P4"><text:span text:style-name="T3"/></text:p>
          <text:p text:style-name="P4"><text:span text:style-name="T3">Delete I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1.5cm" svg:height="7.6cm" svg:x="8cm" svg:y="18.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7.436cm" svg:height="0.962cm" svg:x="9.7cm" svg:y="19.2cm">
          <draw:text-box>
            <text:p>Delete Item off the menu</text:p>
          </draw:text-box>
        </draw:frame>
        <draw:custom-shape draw:style-name="gr13" draw:text-style-name="P1" draw:layer="layout" svg:width="8.2cm" svg:height="3.4cm" svg:x="9.6cm" svg:y="20.3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8cm" svg:height="0.962cm" svg:x="9.8cm" svg:y="20.5cm">
          <draw:text-box>
            <text:p text:style-name="P5"><text:span text:style-name="T3">ID | Menu Item | Price | Type</text:span></text:p>
          </draw:text-box>
        </draw:frame>
        <draw:frame draw:style-name="gr7" draw:text-style-name="P3" draw:layer="layout" svg:width="6.124cm" svg:height="0.839cm" svg:x="8.4cm" svg:y="23.961cm">
          <draw:text-box>
            <text:p text:style-name="P3"><text:span text:style-name="T2">Delete item by entering:</text:span></text:p>
          </draw:text-box>
        </draw:frame>
        <draw:frame draw:style-name="gr14" draw:text-style-name="P3" draw:layer="layout" svg:width="6.163cm" svg:height="4.955cm" svg:x="1.137cm" svg:y="20.738cm">
          <draw:text-box>
            <text:p text:style-name="P3"><text:span text:style-name="T2">Clicking on 'Delete Item' will bring up this window. The menu database will be displayed for the user to see which item(s) they would like to delete.</text:span></text:p>
          </draw:text-box>
        </draw:frame>
        <draw:line draw:style-name="gr11" draw:text-style-name="P1" draw:layer="layout" svg:x1="15.7cm" svg:y1="27.8cm" svg:x2="18.6cm" svg:y2="27.8cm">
          <text:p/>
        </draw:line>
        <draw:frame draw:style-name="gr7" draw:text-style-name="P6" draw:layer="layout" svg:width="8.884cm" svg:height="0.962cm" svg:x="11cm" svg:y="27.8cm">
          <draw:text-box>
            <text:p><text:span text:style-name="T4">Carried on over the next page</text:span></text:p>
          </draw:text-box>
        </draw:frame>
        <draw:line draw:style-name="gr11" draw:text-style-name="P1" draw:layer="layout" svg:x1="4.1cm" svg:y1="19.4cm" svg:x2="7.9cm" svg:y2="19.9cm">
          <text:p/>
        </draw:line>
        <draw:custom-shape draw:style-name="gr15" draw:text-style-name="P7" draw:layer="layout" svg:width="2.4cm" svg:height="0.8cm" svg:x="8.6cm" svg:y="25.1cm">
          <text:p text:style-name="P7"><text:span text:style-name="T2">Ite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2.9cm" svg:height="0.8cm" svg:x="12.1cm" svg:y="25.1cm">
          <text:p text:style-name="P7"><text:span text:style-name="T2">Item Na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4cm" svg:height="0.8cm" svg:x="16cm" svg:y="25.1cm">
          <text:p text:style-name="P7"><text:span text:style-name="T2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0:57:32.479000000</meta:creation-date>
    <dc:date>2015-01-13T21:40:59.010000000</dc:date>
    <meta:editing-duration>PT43M23S</meta:editing-duration>
    <meta:editing-cycles>6</meta:editing-cycles>
    <meta:generator>LibreOffice/4.3.2.2$Windows_x86 LibreOffice_project/edfb5295ba211bd31ad47d0bad0118690f76407d</meta:generator>
    <meta:document-statistic meta:object-count="32"/>
  </office:meta>
</office:document-meta>
</file>